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923e" officeooo:paragraph-rsid="000a923e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a923e" officeooo:paragraph-rsid="000a923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0a923e" officeooo:paragraph-rsid="000a923e" style:font-size-asian="18pt" style:font-size-complex="18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fo:font-size="14pt" officeooo:rsid="000a923e" officeooo:paragraph-rsid="000a923e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db4a2" officeooo:paragraph-rsid="000db4a2" style:font-size-asian="12.25pt" style:font-size-complex="14pt"/>
    </style:style>
    <style:style style:name="T1" style:family="text">
      <style:text-properties fo:color="#000000" style:text-underline-style="none" officeooo:rsid="000a923e"/>
    </style:style>
    <style:style style:name="T2" style:family="text">
      <style:text-properties fo:color="#000000" style:text-underline-style="none" officeooo:rsid="000b15fb"/>
    </style:style>
    <style:style style:name="T3" style:family="text">
      <style:text-properties fo:color="#000000" style:text-underline-style="none" officeooo:rsid="000bf2b4"/>
    </style:style>
    <style:style style:name="T4" style:family="text">
      <style:text-properties fo:color="#000000" fo:font-style="italic" style:text-underline-style="none" officeooo:rsid="000a923e"/>
    </style:style>
    <style:style style:name="T5" style:family="text">
      <style:text-properties officeooo:rsid="000db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Drive : The Future of Space</text:p>
      <text:p text:style-name="P5">-<text:span text:style-name="T5">Niharika Agarwal</text:span></text:p>
      <text:p text:style-name="P6">Anmol J S Puri</text:p>
      <text:p text:style-name="P6"/>
      <text:p text:style-name="P6"/>
      <text:p text:style-name="P3">ABSTRACT</text:p>
      <text:p text:style-name="P1"/>
      <text:p text:style-name="P1"/>
      <text:p text:style-name="P4"><text:span text:style-name="T2">EmDrive is a proposed controversial reactionless engine model that has been worked upon for over a decade by several space agencies around the world with finally the China Academy of Space Technology claiming to have successfully realized the design. T</text:span><text:span text:style-name="T1">hese devices use </text:span>microwaves<text:span text:style-name="T1">, produced by high power vacuum tubes or solid-state field-effect transistor RF generators, that are directed into a metallic, fully enclosed conically tapered high </text:span><text:span text:style-name="T4">Q</text:span><text:span text:style-name="T1"> resonant microwave cavity. They have a greater area at one end of the device and, for some versions, a dielectric resonator added in front of the narrower end. They require an electric power source to run the microwave generator, but no propellant. </text:span><text:span text:style-name="T2">The resonant condition can cause an increased radiation pressure and quantized inertia which can ultimately produce significant thrust </text:span><text:span text:style-name="T3">for </text:span><text:span text:style-name="T2">the rocket in zero gravity. We have tried to </text:span><text:span text:style-name="T3">simplify</text:span><text:span text:style-name="T2"> and explain its working which is often said to be against Newtonian physics. </text:span><text:span text:style-name="T3">R</text:span><text:span text:style-name="T2">amifications of such an invention are huge as it not only saves expensive fuel, reduces harmful gas emissions, makes long distance expeditions po</text:span><text:span text:style-name="T3">ssible</text:span><text:span text:style-name="T2"> but most importantly leads to the reduction of the dead weight fuel </text:span><text:span text:style-name="T3">payload</text:span><text:span text:style-name="T2"> a rocket has to carr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3:13:33.673004160</meta:creation-date>
    <dc:date>2017-01-06T23:57:55.576403992</dc:date>
    <meta:editing-duration>PT20M2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05" meta:character-count="1285" meta:non-whitespace-character-count="1084"/>
  </office:meta>
</office:document-meta>
</file>